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5" style:family="paragraph" style:parent-style-name="Standard">
      <style:text-properties style:font-name="Arial" fo:font-weight="normal" officeooo:rsid="0019b26b" officeooo:paragraph-rsid="0019b26b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paragraph-rsid="001bf70a" style:font-weight-asian="normal" style:font-name-complex="Arial" style:font-weight-complex="normal"/>
    </style:style>
    <style:style style:name="P7" style:family="paragraph" style:parent-style-name="Standard">
      <style:text-properties style:font-name="Arial" fo:font-weight="normal" officeooo:paragraph-rsid="001f7312" style:font-weight-asian="normal" style:font-name-complex="Arial" style:font-weight-complex="normal"/>
    </style:style>
    <style:style style:name="P8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19874f" style:font-weight-asian="normal" style:font-name-complex="Arial" style:font-weight-complex="normal"/>
    </style:style>
    <style:style style:name="T3" style:family="text">
      <style:text-properties style:font-name="Arial" fo:font-weight="normal" officeooo:rsid="002233c6" style:font-weight-asian="normal" style:font-name-complex="Arial" style:font-weight-complex="normal"/>
    </style:style>
    <style:style style:name="T4" style:family="text">
      <style:text-properties officeooo:rsid="001b72c8"/>
    </style:style>
    <style:style style:name="T5" style:family="text">
      <style:text-properties officeooo:rsid="001bf70a"/>
    </style:style>
    <style:style style:name="T6" style:family="text">
      <style:text-properties officeooo:rsid="001df1d7"/>
    </style:style>
    <style:style style:name="T7" style:family="text">
      <style:text-properties officeooo:rsid="001f73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ome do Caso de Uso: </text:span><text:span text:style-name="T2">Ajuste da co</text:span><text:span text:style-name="T3">r</text:span><text:span text:style-name="T2"> das luzes internas</text:span></text:p>
      <text:p text:style-name="P1"/>
      <text:p text:style-name="P1">Descrição: </text:p>
      <text:p text:style-name="P5">Usuário ajusta cor das luzes internas.</text:p>
      <text:p text:style-name="P1"/>
      <text:p text:style-name="P1">Eventos: </text:p>
      <text:p text:style-name="P2">- <text:span text:style-name="T5">Usuario executa o aplicativo mobile.</text:span></text:p>
      <text:p text:style-name="P6">- <text:span text:style-name="T4">Usuário seleciona cor.</text:span></text:p>
      <text:p text:style-name="P1"/>
      <text:p text:style-name="P1">Atores:</text:p>
      <text:p text:style-name="P2">- <text:span text:style-name="T5">Usuário</text:span>.</text:p>
      <text:p text:style-name="P1"/>
      <text:p text:style-name="P1">Pré-Condições:</text:p>
      <text:p text:style-name="P2">- <text:span text:style-name="T5">Aplicativo mobile instalado.</text:span></text:p>
      <text:p text:style-name="P2">- <text:span text:style-name="T5">Sistema BlueHome instalado.</text:span></text:p>
      <text:p text:style-name="P2"/>
      <text:p text:style-name="P1">Pós-Condições:</text:p>
      <text:p text:style-name="P1">1. Conclusões com sucesso: </text:p>
      <text:p text:style-name="P2">- <text:span text:style-name="T6">Configurações da cor das luzes internas alteradas.</text:span></text:p>
      <text:p text:style-name="P1">2. Conclusões sem sucesso: </text:p>
      <text:p text:style-name="P2">- <text:span text:style-name="T6">Configurações da cor das luzes não são alteradas.</text:span></text:p>
      <text:p text:style-name="P2"/>
      <text:p text:style-name="P1">Fluxo básico:</text:p>
      <text:p text:style-name="P2"/>
      <text:p text:style-name="P2">1. <text:span text:style-name="T7">Usuário executa o aplicativo.</text:span></text:p>
      <text:p text:style-name="P2">2. <text:span text:style-name="T7">Clica na opção ‘ajustar cor das lampadas internas’. </text:span></text:p>
      <text:p text:style-name="P2">3. <text:span text:style-name="T7">Seleciona a cor.</text:span></text:p>
      <text:p text:style-name="P7"><text:span text:style-name="T7">4. Salva configuração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meta:generator>LibreOffice/6.0.7.3$Windows_X86_64 LibreOffice_project/dc89aa7a9eabfd848af146d5086077aeed2ae4a5</meta:generator>
    <dc:date>2019-10-02T10:55:33.464000000</dc:date>
    <meta:editing-duration>PT8M26S</meta:editing-duration>
    <meta:editing-cycles>9</meta:editing-cycles>
    <meta:document-statistic meta:table-count="0" meta:image-count="0" meta:object-count="0" meta:page-count="1" meta:paragraph-count="21" meta:word-count="90" meta:character-count="575" meta:non-whitespace-character-count="501"/>
  </office:meta>
</office:document-meta>
</file>